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Microsoft Sans Serif" svg:font-family="Microsoft Sans Serif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7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T9" style:parent-style-name="Основнойшрифтабзаца" style:family="text">
      <style:text-properties style:font-name="Monotype Corsiva" style:font-name-complex="Microsoft Sans Serif" fo:font-style="italic" style:font-style-asian="italic"/>
    </style:style>
    <style:style style:name="P8" style:parent-style-name="Обычный" style:family="paragraph">
      <style:paragraph-properties fo:text-align="justify">
        <style:drop-cap style:length="1" style:lines="4"/>
      </style:paragraph-properties>
    </style:style>
    <style:style style:name="T10" style:parent-style-name="Основнойшрифтабзаца" style:family="text">
      <style:text-properties style:font-name="Monotype Corsiva"/>
    </style:style>
    <style:style style:name="P11" style:parent-style-name="Обычный" style:family="paragraph">
      <style:text-properties style:font-name="Monotype Corsiva"/>
    </style:style>
    <style:style style:name="S1" style:family="section">
      <style:section-properties fo:margin-left="0in" fo:margin-right="0in" style:writing-mode="lr-tb">
        <style:columns fo:column-count="3">
          <style:column style:rel-width="3124*" fo:start-indent="0in" fo:end-indent="0.1458in"/>
          <style:column style:rel-width="3516*" fo:start-indent="0.1465in" fo:end-indent="0.1687in"/>
          <style:column style:rel-width="2976*" fo:start-indent="0.1687in" fo:end-indent="0in"/>
        </style:columns>
      </style:section-properties>
    </style:style>
    <style:style style:name="P12" style:parent-style-name="Обычный" style:family="paragraph">
      <style:paragraph-properties fo:text-align="justify" fo:text-indent="0.2479in"/>
      <style:text-properties fo:font-weight="bold" style:font-weight-asian="bold"/>
    </style:style>
    <style:style style:name="P13" style:parent-style-name="Обычный" style:family="paragraph">
      <style:paragraph-properties fo:text-align="justify" fo:text-indent="0.2479in"/>
      <style:text-properties fo:font-weight="bold" style:font-weight-asian="bold"/>
    </style:style>
    <style:style style:name="P14" style:parent-style-name="Обычный" style:family="paragraph">
      <style:paragraph-properties fo:text-align="justify" fo:text-indent="0.2479in"/>
    </style:style>
    <style:style style:name="T15" style:parent-style-name="Основнойшрифтабзаца" style:family="text">
      <style:text-properties fo:font-weight="bold" style:font-weight-asian="bold" style:language-asian="ru" style:country-asian="RU"/>
    </style:style>
    <style:style style:name="T16" style:parent-style-name="Основнойшрифтабзаца" style:family="text">
      <style:text-properties fo:font-weight="bold" style:font-weight-asian="bold" style:language-asian="ru" style:country-asian="RU"/>
    </style:style>
    <style:style style:name="T17" style:parent-style-name="Основнойшрифтабзаца" style:family="text">
      <style:text-properties fo:font-weight="bold" style:font-weight-asian="bold"/>
    </style:style>
    <style:style style:name="T18" style:parent-style-name="Основнойшрифтабзаца" style:family="text">
      <style:text-properties fo:font-weight="bold" style:font-weight-asian="bold"/>
    </style:style>
    <style:style style:name="P19" style:parent-style-name="Обычный" style:family="paragraph">
      <style:paragraph-properties fo:text-align="justify" fo:text-indent="0.2479in"/>
      <style:text-properties fo:font-weight="bold" style:font-weight-asian="bold"/>
    </style:style>
    <style:style style:name="T20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T22" style:parent-style-name="Основнойшрифтабзаца" style:family="text">
      <style:text-properties fo:font-style="italic" style:font-style-asian="italic"/>
    </style:style>
    <style:style style:name="P21" style:parent-style-name="Обычный" style:family="paragraph">
      <style:paragraph-properties>
        <style:drop-cap style:length="1" style:lines="5"/>
      </style:paragraph-properties>
    </style:style>
    <style:style style:name="P23" style:parent-style-name="Обычный" style:family="paragraph">
      <style:text-properties fo:font-style="italic" style:font-style-asian="italic" fo:font-size="14pt" style:font-size-asian="14pt" style:font-size-complex="14pt"/>
    </style:style>
    <style:style style:name="P24" style:parent-style-name="Обычный" style:family="paragraph">
      <style:paragraph-properties fo:text-align="center"/>
    </style:style>
    <style:style style:name="T2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language-asian="ru" style:country-asian="RU"/>
    </style:style>
    <style:style style:family="graphic" style:name="a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АСТЕРОИДНЫЕ ВОЙНЫ</text:p>
      <text:p text:style-name="P7"/>
      <text:p text:style-name="P8"><text:span text:style-name="T9">С</text:span><text:span text:style-name="T10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p text:style-name="P11"/>
      <text:section text:name="Sect1" text:style-name="S1">
        <text:soft-page-break/>
        <text:p text:style-name="P12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3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4"><text:span text:style-name="T15"><draw:connector draw:type="line" svg:x1="4.58403in" svg:y1="-3.76319in" svg:x2="4.58403in" svg:y2="0.69514in" draw:z-index="251659264" draw:id="id2" draw:style-name="a2" draw:name="AutoShape 4" text:anchor-type="paragraph"><svg:title/><svg:desc/></draw:connector></text:span><text:span text:style-name="T16"><draw:connector draw:type="line" svg:x1="2.16667in" svg:y1="-3.76319in" svg:x2="2.16667in" svg:y2="0.69514in" draw:z-index="251658240" draw:id="id3" draw:style-name="a3" draw:name="AutoShape 2" text:anchor-type="paragraph"><svg:title/><svg:desc/></draw:connector></text:span><text:span text:style-name="T17">Только Россия и США имеют службы контроля околоземного космического<text:s/></text:span><text:soft-page-break/><text:span text:style-name="T18">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span></text:p>
        <text:p text:style-name="P19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<text:s/><text:soft-page-break/>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Обычный"/>
        <text:p text:style-name="Обычный"><text:span text:style-name="T20"><draw:frame draw:style-name="a4" draw:name="Рисунок 1" text:anchor-type="as-char" svg:x="0in" svg:y="0in" svg:width="1.59375in" svg:height="1.59375in" style:rel-width="scale" style:rel-height="scale"><draw:image xlink:href="media/image1.wmf" xlink:type="simple" xlink:show="embed" xlink:actuate="onLoad"/><svg:title/><svg:desc>j0301076</svg:desc></draw:frame></text:span></text:p>
      </text:section>
      <text:section text:name="Sect2" text:style-name="S2">
        <text:p text:style-name="P21"><text:span text:style-name="T22">О</text:span></text:p>
        <text:p text:style-name="P23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p>
        <text:p text:style-name="P24"><text:span text:style-name="T25"><draw:frame draw:style-name="a5" draw:name="Рисунок 2" text:anchor-type="as-char" svg:x="0in" svg:y="0in" svg:width="1.125in" svg:height="1.07292in" style:rel-width="scale" style:rel-height="scale"><draw:image xlink:href="media/image2.wmf" xlink:type="simple" xlink:show="embed" xlink:actuate="onLoad"/><svg:title/><svg:desc>j0297749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Microsoft Sans Serif" svg:font-family="Microsoft Sans Serif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2" style:parent-style-name="Основнойшрифтабзаца" style:family="text">
      <style:text-properties fo:font-weight="bold" style:font-weight-asian="bold" style:font-weight-complex="bold"/>
    </style:style>
    <style:style style:name="T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T5" style:parent-style-name="Основнойшрифтабзаца" style:family="text">
      <style:text-properties style:language-asian="ru" style:country-asian="RU"/>
    </style:style>
    <style:style style:name="T6" style:parent-style-name="Основнойшрифтабзаца" style:family="text">
      <style:text-properties style:language-asian="ru" style:country-asian="RU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Верхнийколонтитул"><text:span text:style-name="T2">§</text:span><text:span text:style-name="T3">7 <text:s text:c="125"/></text:span><text:span text:style-name="T4">НАУКА И МИР<text:s/></text:span></text:p>
        <text:p text:style-name="Обычный"><text:span text:style-name="T5"><draw:connector draw:type="line" svg:x1="0.03125in" svg:y1="0.13958in" svg:x2="6.69792in" svg:y2="0.13958in" draw:z-index="251658240" draw:id="id0" draw:style-name="a0" draw:name="AutoShape 4" text:anchor-type="paragraph"><svg:title/><svg:desc/></draw:connector></text:span></text:p>
      </style:header>
      <style:footer>
        <text:p text:style-name="Нижнийколонтитул"><text:span text:style-name="T6"><draw:connector draw:type="line" svg:x1="-0.02083in" svg:y1="-0.06181in" svg:x2="6.69792in" svg:y2="-0.06181in" draw:z-index="251659264" draw:id="id1" draw:style-name="a1" draw:name="AutoShape 5" text:anchor-type="paragraph"><svg:title/><svg:desc/></draw:connector></text:span>16:39 <text:s text:c="68"/>1 <text:s text:c="60"/>21\10\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АСТЕРОИДНЫЕ ВОЙНЫ</dc:title>
    <meta:initial-creator>Sed</meta:initial-creator>
    <dc:creator>Daashhkaaa Potseluiko</dc:creator>
    <meta:creation-date>2020-10-21T18:02:00Z</meta:creation-date>
    <dc:date>2020-10-21T18:03:00Z</dc:date>
    <meta:template xlink:href="Normal" xlink:type="simple"/>
    <meta:editing-cycles>2</meta:editing-cycles>
    <meta:editing-duration>PT60S</meta:editing-duration>
    <meta:document-statistic meta:page-count="1" meta:paragraph-count="4" meta:word-count="320" meta:character-count="2140" meta:row-count="15" meta:non-whitespace-character-count="1824"/>
  </office:meta>
</office:document-meta>
</file>